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P3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ab5c5" officeooo:paragraph-rsid="002ab5c5"/>
    </style:style>
    <style:style style:name="P3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c5bfc" officeooo:paragraph-rsid="002c5bfc"/>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style:style style:name="T29" style:family="text">
      <style:text-properties fo:font-style="normal" officeooo:rsid="002ab5c5" style:font-style-asian="normal" style:font-style-complex="normal"/>
    </style:style>
    <style:style style:name="T30" style:family="text">
      <style:text-properties fo:font-style="normal" officeooo:rsid="002c5bf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19"><text:tab/>Entering the room, I see one bunkmate, looking down at me and away from his Kindle as I come in. </text:p>
      <text:p text:style-name="P19"><text:tab/>"Greetings." He reaches out a hairy arm. His smile is half hippy and half businessman. There is a kind<text:span text:style-name="T5"> of detached insincerity about him. "What brings you to Guangzhou?"</text:span></text:p>
      <text:p text:style-name="P20"><text:tab/>"Just travel."</text:p>
      <text:p text:style-name="P20"><text:tab/>"What have you been reading coming out here?"</text:p>
      <text:p text:style-name="P20"><text:tab/>"What? What have I been reading?"</text:p>
      <text:p text:style-name="P20"><text:tab/>"Oh, ok, nevermind." His eyes are kind, but it is a forced kindness. Like he's going through the motions of being friendly, but there seems like such a removal between how he acts and what he is feeling. "Anyway, have you heard of Camus?"</text:p>
      <text:p text:style-name="P20"><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20"><text:tab/>"Well, he once compared like to the fate of Sisyphus. You know Sisyphus?"</text:p>
      <text:p text:style-name="P20"><text:tab/>"I don't, but I suppose you're going to tell me."</text:p>
      <text:p text:style-name="P20"><text:tab/>"Sisyphus was a soul punished by the gods for cheating death. He was doomed to roll a boulder up a mountain for all eternity."</text:p>
      <text:p text:style-name="P20"><text:tab/>"Oh, so was the mountain infinitely high or..."</text:p>
      <text:p text:style-name="P20"><text:tab/>"No, everytime he would get almost to the top, the boulder would roll right back down the mountain again."</text:p>
      <text:p text:style-name="P20"><text:tab/>"Ah, I see. So it was pointless."</text:p>
      <text:p text:style-name="P20"><text:tab/>"Meaningless!" He smiled, wild eyed. With a focus and awe in his own words.</text:p>
      <text:p text:style-name="P20"><text:tab/>"Ok, so, what about Camus?"</text:p>
      <text:p text:style-name="P20"><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20"/>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21"/>
      <text:p text:style-name="P22">&lt;!-- I would love to write a short story where a group of high school students go on strike, but what on earth would they go on strike about? --&gt;</text:p>
      <text:p text:style-name="P22"/>
      <text:p text:style-name="P22">There is no time, no time to be human. No time.</text:p>
      <text:p text:style-name="P22"/>
      <text:p text:style-name="P22">&lt;!-- Short story where the pov adult hears a plea from a fat, angry child for the troubles he has at home. The pov listens but shows only tacit sympathy, and makes up an excuse for exiting. --&gt;</text:p>
      <text:p text:style-name="P22"/>
      <text:p text:style-name="P22">The Holy Dialectic</text:p>
      <text:p text:style-name="P22"/>
      <text:p text:style-name="P22">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2"/>
      <text:p text:style-name="P22">&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2"/>
      <text:p text:style-name="P22">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2"/>
      <text:p text:style-name="P22">Forgiveness without first shame is at best empty capitulation and at worst an empty power play.</text:p>
      <text:p text:style-name="P22"/>
      <text:p text:style-name="P22">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2"><text:soft-page-break/></text:p>
      <text:p text:style-name="P22">&lt;!-- Clearly there is a sure historica connection between successful spiritualism and social activism. How is it that spiritualism has becomme so individualistic and atomistic while activism has become academci, angry, and cold? --&gt;</text:p>
      <text:p text:style-name="P22"/>
      <text:p text:style-name="P22">&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2"/>
      <text:p text:style-name="P22"><text:tab/><text:tab/>bi theology</text:p>
      <text:p text:style-name="P22">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2"><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3"><text:tab/>shame = sin</text:p>
      <text:p text:style-name="P23"><text:tab/>salvation = community</text:p>
      <text:p text:style-name="P23"><text:tab/>judicial imperative = Holy Spirit</text:p>
      <text:p text:style-name="P23"/>
      <text:p text:style-name="P23">&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4"><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5"><text:tab/><text:tab/>That's what I got right now --&gt;</text:p>
      <text:p text:style-name="P25"/>
      <text:p text:style-name="P25">&lt;!-- The Liberationist Creed</text:p>
      <text:p text:style-name="P25"><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5"/>
      <text:p text:style-name="P25">&lt;!-- Maybe reform as a short story They also make fun of bisexuals --&gt;</text:p>
      <text:p text:style-name="P25"/>
      <text:p text:style-name="P25">&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5"/>
      <text:p text:style-name="P25">&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5"/>
      <text:p text:style-name="P26">&lt;!-- In my writing I whould be the best version of myself, the parts of me that most challenge me to be better, the parts of me that get me out of the bed in the morning, the parts of me that make me feel the most pride --&gt;</text:p>
      <text:p text:style-name="P26"/>
      <text:p text:style-name="P26">&lt;!-- Both Red Pillers + Wokeism stem from a fundamentally Christian conversion script. One forward-looking, and one backward-looking </text:p>
      <text:p text:style-name="P26"/>
      <text:p text:style-name="P26">&lt;!-- I'm not sure I do believe fascism is fundamentally new, and if it isn't, maybe history can tell us how we can turn time on our own side, preventing the worst from happening--"winning" means what exactly? --&gt;</text:p>
      <text:p text:style-name="P26"/>
      <text:p text:style-name="P26">&lt;!-- Problems:</text:p>
      <text:p text:style-name="P26"><text:tab/>(1) reconciling Carse mysticism w/ Leftwing Social Justice</text:p>
      <text:p text:style-name="P26"/>
      <text:p text:style-name="P26"><text:tab/>(2) reconciling the dual monotone-in-unison with the goal of cacophany-and-harmony in the context of anti-"both sides"ism (anti-pluralism?)</text:p>
      <text:p text:style-name="P26"/>
      <text:p text:style-name="P26"><text:tab/>(3) Forming a short list of methods a principles for american</text:p>
      <text:p text:style-name="P26"/>
      <text:p text:style-name="P26"><text:tab/>(4) Defining my audience and what, specifically, I want to persuade them to think</text:p>
      <text:p text:style-name="P26"><text:tab/><text:tab/>-maybe argue w/ Fisker's Stereotype Content Model in mind, that wokeism is incredibly </text:p>
      <text:p text:style-name="P26"><text:tab/><text:tab/>poorly suited to remedy passive oppression, which counts for some of the worst kinds of </text:p>
      <text:p text:style-name="P26"><text:tab/><text:tab/>oppression</text:p>
      <text:p text:style-name="P26"><text:soft-page-break/>--&gt;</text:p>
      <text:p text:style-name="P26"/>
      <text:p text:style-name="P26">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6"/>
      <text:p text:style-name="P26">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6"/>
      <text:p text:style-name="P27">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7"><text:tab/><text:tab/>Cacophanies arise quickly, and fall quicker. Savor the ones you have.</text:p>
      <text:p text:style-name="P27"/>
      <text:p text:style-name="P27">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7"/>
      <text:p text:style-name="P28">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8"/>
      <text:p text:style-name="P28">The cacophany is the divine play through which we both show and grow our strength. It is the game played in order to continue the game; it is the only thing in life truly worth doing.</text:p>
      <text:p text:style-name="P28"/>
      <text:p text:style-name="P28">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8"/>
      <text:p text:style-name="P28">If awe is not coupled with anger and the anger not coupled with awe, then your anger will become solipcistic fatalistic while your awe will become impotent optimistic frivolity.</text:p>
      <text:p text:style-name="P28"/>
      <text:p text:style-name="P28">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8"><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8"><text:tab/><text:tab/><text:tab/><text:tab/><text:tab/><text:tab/>...</text:p>
      <text:p text:style-name="P28"/>
      <text:p text:style-name="P28">&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text:soft-page-break/>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29"><text:span text:style-name="T22">"Oooo. Shiri Eisner! No way! How are you liking it?"</text:span></text:p>
      <text:p text:style-name="P29"><text:span text:style-name="T22">"Just started. Still wading through her declarations and oppressions. Is it good?"</text:span></text:p>
      <text:p text:style-name="P29"><text:span text:style-name="T22">"Oh. Well, that's certainly a positive recomendation."</text:span></text:p>
      <text:p text:style-name="P29"><text:span text:style-name="T22">"Sorry to be morbid. I just mean that it really helped me come into my own as bi."</text:span></text:p>
      <text:p text:style-name="P29"><text:span text:style-name="T22"><text:tab/><text:tab/>...</text:span></text:p>
      <text:p text:style-name="P29"><text:span text:style-name="T22"/></text:p>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text:span><text:soft-page-break/><text:span text:style-name="T24">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0"><text:span text:style-name="T22"><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span></text:p>
      <text:p text:style-name="P30"><text:span text:style-name="T22"><text:tab/><text:tab/>Art was the chief weapon they used. And of </text:span><text:span text:style-name="T25">poetry, art of novel, art of play, film, and movement. Art of visual, of course a lot of music, and the glorious art of philosophy. </text:span></text:p>
      <text:p text:style-name="P31"><text:span text:style-name="T22"><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span></text:p>
      <text:p text:style-name="P31"><text:span text:style-name="T22"><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span></text:p>
      <text:p text:style-name="P31"><text:span text:style-name="T22"><text:tab/><text:tab/>I tell this story so you get a good idea of the present and the future ahead. But we have entered a new phase in the cultivation of our holy cacophany. We have entered the phase of the dueing monotones. </text:span></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32"><text:span text:style-name="T22"><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span></text:p>
      <text:p text:style-name="P32"><text:soft-page-break/><text:span text:style-name="T22"><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span></text:p>
      <text:p text:style-name="P32"><text:span text:style-name="T22"><text:tab/><text:tab/>But the purpose of the monotone is to guard the cacophany, not to regulate it. And sometimes the monotone is a hatchet, when the problem requires the subtlety of a scalple.</text:span></text:p>
      <text:p text:style-name="P32"><text:span text:style-name="T22"><text:tab/><text:tab/>We bisexuals are case-and-point. Some monotone macrophages sniff us up and down and move along. Others detect a virus in us that must be neutralized.</text:span></text:p>
      <text:p text:style-name="P32"><text:span text:style-name="T22"/></text:p>
      <text:p text:style-name="P32"><text:span text:style-name="T22">Covert oppression. You don't have to understand. You don't have to memorie the statistics; you don't have to call anyone out; you don't have to give a detailed description of bi erasure; you don't have to soul-search and rip the monosexism from your heart with your bare hands.</text:span></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in straight spaces. Yes, we experience it in "LGBT" spaces. Yes, we experience it between the sheets. Yes, we experience it in our own minds.</text:span></text:p>
      <text:p text:style-name="P33"><text:span text:style-name="T22"><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span></text:p>
      <text:p text:style-name="P33"><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33"><text:span text:style-name="T28"/></text:p>
      <text:p text:style-name="P34"><text:span text:style-name="T22"><text:tab/>...</text:span></text:p>
      <text:p text:style-name="P34"><text:span text:style-name="T22"/></text:p>
      <text:p text:style-name="P34"><text:span text:style-name="T22"><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span></text:p>
      <text:p text:style-name="P32"><text:span text:style-name="T27"/></text:p>
      <text:p text:style-name="P33"><text:span text:style-name="T22">It is not playing the oppression olympics when we're only giving the facts as they exist, when we're just starting to put into words the true direness of the situation.</text:span></text:p>
      <text:p text:style-name="P33"><text:span text:style-name="T22"/></text:p>
      <text:p text:style-name="P34"><text:span text:style-name="T22">Against Shiri Eisner. I can choose no single thinkerr who I owe more to or has more deeply impacted me than Shiri Eisner. She is a gift to our community, and I'm grateful for her elegant argument, courageous steadfastness, and empathetic resolve.</text:span></text:p>
      <text:p text:style-name="P34"><text:soft-page-break/><text:span text:style-name="T22"><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span></text:p>
      <text:p text:style-name="P34"><text:span text:style-name="T22">---------------------------actually I think she's right on this point. We should emphasize straight oppression over gay collaboration. By responding to oppression we experience in the straight world, we can show--not--tell the problems in the LGBT movement.</text:span></text:p>
      <text:p text:style-name="P34"><text:span text:style-name="T22"/></text:p>
      <text:p text:style-name="P34"><text:span text:style-name="T22">building the holy bisexual cacophany</text:span></text:p>
      <text:p text:style-name="P34"><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But the oppressors are straights, </text:span><text:span text:style-name="T29">and in the struggle against heteronormativity, gays and lesbians are and will always be natural groups for mutual solidarity.</text:span></text:p>
      <text:p text:style-name="P35"><text:span text:style-name="T22"><text:tab/><text:tab/>The self chosing closet of the bisexual is fundamentally different from the same-sex attracted monosexual. The closet alone and the discussoin of what to do with it will be a Sisyphian boulder for the foreseeable future. It seems as if the act of being forgoteen is one of the core expressions of the bisexual. Exclusion less by hatred or even apathy but rather by relentless absent-mindedness of the monosexual mass.</text:span></text:p>
      <text:p text:style-name="P35"><text:span text:style-name="T22"><text:tab/><text:tab/>In life, we have become ghosts, covertly passing in and out of spaces marked for us but not meant for us. Half-hearted welcomes and conditional, temporary brotherhood among monos is our lot. If all is sand and only for us, where is it we can build our houses? Are we doomed to be perpetual, involuntary</text:span><text:span text:style-name="T30"> vagabonds, alternating between rage unechoed by the great monosexism, even the so-called Wokeores--and feeling grateful at the scraps thrown our way coupled with empty promises that it will get better and that our future is bright without affirming the actual problems that stand in the way of liberation.</text:span></text:p>
      <text:p text:style-name="P36"><text:span text:style-name="T22"><text:tab/><text:tab/>Ours is a strange sort of oppression. The slurs and overt conclusion absolutely do happen, but more often our problem is less hostility and more similar to the oppression of elderly, disabled, and children. Every present, normalized, systematic, but much of it hallmarked by lack of care and empathy rather than presence of abuse. Systematic neglect and paternalistic dehumanization. We become unimportant, insignificant, not the real deal or the urgent problem. This is a symptom of how much patriarchal masculinity rules our system, even in feminist and LGBT+ liberation circles. Strong preferred over weak. Overt preferred over covert. Obvious preferred over the subty. Triumphalism preferred over pluralism.</text:span></text:p>
      <text:p text:style-name="P36"><text:span text:style-name="T22"/></text:p>
      <text:p text:style-name="P36"><text:span text:style-name="T22"><text:tab/><text:tab/>Bi Religionism</text:span></text:p>
      <text:p text:style-name="P36"><text:span text:style-name="T22"><text:tab/><text:tab/>World where that bipolar jew who converted to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8-02T00:24:02.708722605</dc:date>
    <meta:editing-duration>PT1H57M33S</meta:editing-duration>
    <meta:editing-cycles>9</meta:editing-cycles>
    <meta:generator>LibreOffice/6.1.6.3$Linux_X86_64 LibreOffice_project/5896ab1714085361c45cf540f76f60673dd96a72</meta:generator>
    <meta:document-statistic meta:table-count="0" meta:image-count="0" meta:object-count="0" meta:page-count="25" meta:paragraph-count="276" meta:word-count="15700" meta:character-count="88162" meta:non-whitespace-character-count="72655"/>
  </office:meta>
</office:document-meta>
</file>